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 Modern LaTeX Typewriter1" svg:font-family="'CM Modern LaTeX Typewriter'" style:font-family-generic="modern" style:font-pitch="fixed"/>
    <style:font-face style:name="CM Modern LaTeX Typewriter" svg:font-family="'CM Modern LaTeX Typewriter'" style:font-family-generic="modern" style:font-pitch="variable"/>
    <style:font-face style:name="Liberation Sans1" svg:font-family="'Liberation Sans'" style:font-family-generic="modern" style:font-pitch="variable"/>
    <style:font-face style:name="CM Modern Bright Semibold" svg:font-family="'CM Modern Bright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eeeeee" draw:textarea-horizontal-align="justify" draw:textarea-vertical-align="middle" draw:auto-grow-height="false" fo:min-height="1.655cm" fo:min-width="1.4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451cm"/>
    </style:style>
    <style:style style:name="gr3" style:family="graphic" style:parent-style-name="standard">
      <style:graphic-properties svg:stroke-color="#cccccc" draw:fill-color="#eeeeee" draw:textarea-horizontal-align="justify" draw:textarea-vertical-align="middle" draw:auto-grow-height="false" fo:min-height="1.655cm" fo:min-width="1.405cm"/>
    </style:style>
    <style:style style:name="gr4" style:family="graphic" style:parent-style-name="standard">
      <style:graphic-properties svg:stroke-color="#cccccc" draw:fill-color="#eeeeee" draw:textarea-horizontal-align="justify" draw:textarea-vertical-align="middle" draw:auto-grow-height="false" fo:min-height="1.695cm" fo:min-width="1.4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7cm" fo:min-width="1.84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797cm"/>
    </style:style>
    <style:style style:name="gr7" style:family="graphic" style:parent-style-name="standard">
      <style:graphic-properties svg:stroke-color="#1c1c1c" draw:fill-color="#000000" draw:textarea-horizontal-align="justify" draw:textarea-vertical-align="middle" draw:auto-grow-height="false" fo:min-height="0.199cm" fo:min-width="0cm"/>
    </style:style>
    <style:style style:name="gr8" style:family="graphic" style:parent-style-name="standard">
      <style:graphic-properties svg:stroke-color="#666666" draw:fill-color="#cfe7f5" draw:textarea-horizontal-align="justify" draw:textarea-vertical-align="middle" draw:auto-grow-height="false" fo:min-height="1.655cm" fo:min-width="1.405cm"/>
    </style:style>
    <style:style style:name="gr9" style:family="graphic" style:parent-style-name="standard">
      <style:graphic-properties svg:stroke-width="0.051cm" svg:stroke-color="#111111" draw:marker-start-width="0.276cm" draw:marker-end-width="0.276cm" draw:fill="none" draw:textarea-horizontal-align="justify" draw:textarea-vertical-align="middle" draw:auto-grow-height="false" fo:min-height="1.605cm" fo:min-width="7.07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10.021cm" fo:min-width="19.296cm"/>
    </style:style>
    <style:style style:name="gr12" style:family="graphic" style:parent-style-name="standard">
      <style:graphic-properties draw:stroke="solid" svg:stroke-width="0.102cm" svg:stroke-color="#000000" draw:marker-start-width="0.352cm" draw:marker-end-width="0.352cm" draw:fill="none" draw:fill-color="#ffffff" fo:min-height="7.146cm" fo:padding-top="0.175cm" fo:padding-bottom="0.175cm" fo:padding-left="0.3cm" fo:padding-right="0.3cm"/>
    </style:style>
    <style:style style:name="gr13" style:family="graphic" style:parent-style-name="standard">
      <style:graphic-properties svg:stroke-color="#cccccc" draw:fill-color="#eeeeee" draw:textarea-horizontal-align="justify" draw:textarea-vertical-align="middle" draw:auto-grow-height="false" fo:min-height="0.552cm" fo:min-width="0.303cm"/>
    </style:style>
    <style:style style:name="gr14" style:family="graphic" style:parent-style-name="standard">
      <style:graphic-properties svg:stroke-color="#1c1c1c" draw:fill-color="#000000" draw:textarea-horizontal-align="justify" draw:textarea-vertical-align="middle" draw:auto-grow-height="false" fo:min-height="0.021cm" fo:min-width="0cm"/>
    </style:style>
    <style:style style:name="gr15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4.322cm" fo:min-width="8.517cm"/>
    </style:style>
    <style:style style:name="gr16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9.402cm" fo:min-width="8.51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10.021cm" fo:min-width="9.136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10.021cm" fo:min-width="25.519cm"/>
    </style:style>
    <style:style style:name="gr19" style:family="graphic" style:parent-style-name="standard">
      <style:graphic-properties svg:stroke-width="0.051cm" svg:stroke-color="#111111" draw:marker-start-width="0.276cm" draw:marker-end-width="0.276cm" draw:fill="none" draw:textarea-horizontal-align="justify" draw:textarea-vertical-align="middle" draw:auto-grow-height="false" fo:min-height="1.605cm" fo:min-width="8.975cm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4.322cm" fo:min-width="3.056cm"/>
    </style:style>
    <style:style style:name="gr21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9.24cm" fo:min-width="20.213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9.419cm" fo:min-width="25.519cm"/>
    </style:style>
    <style:style style:name="gr23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18.8cm" fo:min-width="20.467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22.142cm" fo:min-width="26.424cm"/>
    </style:style>
    <style:style style:name="gr25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21.396cm" fo:min-width="4.326cm"/>
    </style:style>
    <style:style style:name="gr26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21.396cm" fo:min-width="20.4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1.846cm"/>
    </style:style>
    <style:style style:name="gr28" style:family="graphic" style:parent-style-name="standard">
      <style:graphic-properties draw:stroke="none" draw:fill-color="#ffffff" draw:textarea-horizontal-align="justify" draw:textarea-vertical-align="middle" draw:auto-grow-height="false" fo:min-height="36.747cm" fo:min-width="26.424cm"/>
    </style:style>
    <style:style style:name="gr29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36.001cm" fo:min-width="20.4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1.84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6cm" fo:min-width="1.846cm"/>
    </style:style>
    <style:style style:name="gr32" style:family="graphic" style:parent-style-name="standard">
      <style:graphic-properties draw:stroke="dash" draw:stroke-dash="Dashed_20__28_var_29_" svg:stroke-color="#000000" draw:fill="none" draw:textarea-horizontal-align="justify" draw:textarea-vertical-align="top" draw:auto-grow-height="false" fo:min-height="5.303cm" fo:min-width="8.517cm"/>
    </style:style>
    <style:style style:name="gr33" style:family="graphic" style:parent-style-name="standard">
      <style:graphic-properties draw:stroke="solid" svg:stroke-width="0.102cm" svg:stroke-color="#000000" draw:marker-start-width="0.352cm" draw:marker-end-width="0.352cm" draw:fill="none" draw:fill-color="#ffffff" fo:min-height="3.185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-color="#dddddd" draw:textarea-horizontal-align="justify" draw:textarea-vertical-align="middle" draw:auto-grow-height="false" fo:min-height="3.306cm" fo:min-width="3.437cm"/>
    </style:style>
    <style:style style:name="gr35" style:family="graphic" style:parent-style-name="standard">
      <style:graphic-properties draw:stroke="none" draw:fill-color="#dddddd" draw:textarea-horizontal-align="justify" draw:textarea-vertical-align="middle" draw:auto-grow-height="false" fo:min-height="3.306cm" fo:min-width="0.516cm"/>
    </style:style>
    <style:style style:name="gr36" style:family="graphic" style:parent-style-name="standard">
      <style:graphic-properties draw:stroke="none" draw:fill-color="#dddddd" draw:textarea-horizontal-align="justify" draw:textarea-vertical-align="middle" draw:auto-grow-height="false" fo:min-height="0.703cm" fo:min-width="3.437cm"/>
    </style:style>
    <style:style style:name="gr37" style:family="graphic" style:parent-style-name="standard">
      <style:graphic-properties draw:stroke="none" draw:fill-color="#dddddd" draw:textarea-horizontal-align="justify" draw:textarea-vertical-align="middle" draw:auto-grow-height="false" fo:min-height="0.703cm" fo:min-width="0.516cm"/>
    </style:style>
    <style:style style:name="gr38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39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0" style:family="graphic" style:parent-style-name="objectwithoutfill">
      <style:graphic-properties svg:stroke-width="0.028cm" draw:marker-start-width="0.242cm" draw:marker-end="Short_20_line_20_Arrow" draw:marker-end-width="0.342cm" draw:fill="none" draw:textarea-vertical-align="middle" fo:padding-top="0.139cm" fo:padding-bottom="0.139cm" fo:padding-left="0.264cm" fo:padding-right="0.264cm"/>
    </style:style>
    <style:style style:name="gr41" style:family="graphic" style:parent-style-name="standard">
      <style:graphic-properties draw:fill="solid" draw:fill-color="#99ccff" draw:textarea-horizontal-align="justify" draw:textarea-vertical-align="middle" draw:auto-grow-height="false" fo:min-height="1.655cm" fo:min-width="4.326cm"/>
    </style:style>
    <style:style style:name="gr42" style:family="graphic" style:parent-style-name="standard">
      <style:graphic-properties draw:fill="solid" draw:fill-color="#9966cc" draw:textarea-horizontal-align="justify" draw:textarea-vertical-align="middle" draw:auto-grow-height="false" fo:min-height="1.655cm" fo:min-width="4.326cm"/>
    </style:style>
    <style:style style:name="gr43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width="0.102cm" svg:stroke-color="#008000" draw:marker-start-width="0.352cm" draw:marker-end-width="0.352cm" draw:fill="none" draw:textarea-vertical-align="middle" fo:padding-top="0.175cm" fo:padding-bottom="0.175cm" fo:padding-left="0.3cm" fo:padding-right="0.3cm"/>
    </style:style>
    <style:style style:name="gr45" style:family="graphic" style:parent-style-name="standard">
      <style:graphic-properties draw:fill="solid" draw:fill-color="#ccffff" draw:textarea-horizontal-align="justify" draw:textarea-vertical-align="middle" draw:auto-grow-height="false" fo:min-height="1.655cm" fo:min-width="5.378cm"/>
    </style:style>
    <style:style style:name="gr46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="none" draw:fill-color="#ffffff"/>
      <style:text-properties style:font-name="CM Modern LaTeX Typewriter1" fo:font-size="24pt" fo:font-weight="normal" style:font-size-asian="24pt" style:font-weight-asian="normal" style:font-size-complex="2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style:font-name="CM Modern LaTeX Typewriter1" fo:font-size="28pt" style:font-size-asian="28pt" style:font-size-complex="28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cfe7f5"/>
      <style:paragraph-properties fo:text-align="center"/>
      <style:text-properties style:font-name="CM Modern LaTeX Typewriter1"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style:font-name="CM Modern Bright Semibold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start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style:font-name="CM Modern LaTeX Typewriter1" fo:font-size="24pt" fo:font-weight="normal" style:font-size-asian="24pt" style:font-weight-asian="normal" style:font-size-complex="24pt" style:font-weight-complex="normal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="solid" draw:fill-color="#99ccff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solid" draw:fill-color="#9966cc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solid" draw:fill-color="#cc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CM Modern LaTeX Typewriter1" fo:font-size="24pt" fo:font-weight="normal" style:font-size-asian="24pt" style:font-weight-asian="normal" style:font-size-complex="24pt" style:font-weight-complex="normal"/>
    </style:style>
    <style:style style:name="T2" style:family="text">
      <style:text-properties style:font-name="CM Modern LaTeX Typewriter1" fo:font-size="28pt" style:font-size-asian="28pt" style:font-size-complex="28pt"/>
    </style:style>
    <style:style style:name="T3" style:family="text">
      <style:text-properties style:font-name="CM Modern Bright Semibold"/>
    </style:style>
    <style:style style:name="T4" style:family="text">
      <style:text-properties style:font-name="CM Modern LaTeX Typewriter1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905cm" svg:x="2.005cm" svg:y="2.7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51cm" svg:height="1.28cm" svg:x="2.495cm" svg:y="1.628cm">
          <draw:text-box draw:corner-radius="0.018cm">
            <text:p><text:span text:style-name="T1">a</text:span></text:p>
          </draw:text-box>
        </draw:frame>
        <draw:custom-shape draw:style-name="gr1" draw:text-style-name="P1" draw:layer="layout" svg:width="1.905cm" svg:height="1.905cm" svg:x="5.405cm" svg:y="2.7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51cm" svg:height="1.28cm" svg:x="5.895cm" svg:y="1.629cm">
          <draw:text-box draw:corner-radius="0.018cm">
            <text:p><text:span text:style-name="T1">b</text:span></text:p>
          </draw:text-box>
        </draw:frame>
        <draw:custom-shape draw:style-name="gr3" draw:text-style-name="P4" draw:layer="layout" svg:width="1.905cm" svg:height="1.905cm" svg:x="2.005cm" svg:y="6.29cm">
          <text:p text:style-name="P3"><text:span text:style-name="T2">42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51cm" svg:height="1.28cm" svg:x="2.495cm" svg:y="5.128cm">
          <draw:text-box draw:corner-radius="0.018cm">
            <text:p><text:span text:style-name="T1">a</text:span></text:p>
          </draw:text-box>
        </draw:frame>
        <draw:custom-shape draw:style-name="gr1" draw:text-style-name="P1" draw:layer="layout" svg:width="1.905cm" svg:height="1.905cm" svg:x="5.405cm" svg:y="6.29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51cm" svg:height="1.28cm" svg:x="5.895cm" svg:y="5.129cm">
          <draw:text-box draw:corner-radius="0.018cm">
            <text:p><text:span text:style-name="T1">b</text:span></text:p>
          </draw:text-box>
        </draw:frame>
        <draw:custom-shape draw:style-name="gr3" draw:text-style-name="P4" draw:layer="layout" svg:width="1.905cm" svg:height="1.905cm" svg:x="2.005cm" svg:y="10.09cm">
          <text:p text:style-name="P3"><text:span text:style-name="T2">42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51cm" svg:height="1.28cm" svg:x="2.495cm" svg:y="8.928cm">
          <draw:text-box draw:corner-radius="0.018cm">
            <text:p><text:span text:style-name="T1">a</text:span></text:p>
          </draw:text-box>
        </draw:frame>
        <draw:custom-shape draw:style-name="gr3" draw:text-style-name="P1" draw:layer="layout" svg:width="1.905cm" svg:height="1.905cm" svg:x="5.405cm" svg:y="10.091cm">
          <text:p text:style-name="P3"><text:span text:style-name="T2">42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51cm" svg:height="1.28cm" svg:x="5.895cm" svg:y="8.929cm">
          <draw:text-box draw:corner-radius="0.018cm">
            <text:p><text:span text:style-name="T1">b</text:span></text:p>
          </draw:text-box>
        </draw:frame>
        <draw:custom-shape draw:style-name="gr3" draw:text-style-name="P4" draw:layer="layout" svg:width="1.905cm" svg:height="1.905cm" svg:x="2.005cm" svg:y="13.99cm">
          <text:p text:style-name="P3"><text:span text:style-name="T2">37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51cm" svg:height="1.28cm" svg:x="2.495cm" svg:y="12.828cm">
          <draw:text-box draw:corner-radius="0.018cm">
            <text:p><text:span text:style-name="T1">a</text:span></text:p>
          </draw:text-box>
        </draw:frame>
        <draw:custom-shape draw:style-name="gr3" draw:text-style-name="P1" draw:layer="layout" svg:width="1.905cm" svg:height="1.905cm" svg:x="5.405cm" svg:y="13.991cm">
          <text:p text:style-name="P3"><text:span text:style-name="T2">42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951cm" svg:height="1.28cm" svg:x="5.895cm" svg:y="12.829cm">
          <draw:text-box draw:corner-radius="0.018cm">
            <text:p><text:span text:style-name="T1">b</text:span></text:p>
          </draw:text-box>
        </draw:frame>
      </draw:page>
      <draw:page draw:name="page2" draw:style-name="dp1" draw:master-page-name="Default">
        <draw:custom-shape draw:style-name="gr4" draw:text-style-name="P1" draw:layer="layout" svg:width="1.946cm" svg:height="1.945cm" svg:x="1.7cm" svg:y="2.483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346cm" svg:height="1.307cm" svg:x="1.501cm" svg:y="1.296cm">
          <draw:text-box draw:corner-radius="0.018cm">
            <text:p><text:span text:style-name="T1">lst1</text:span></text:p>
          </draw:text-box>
        </draw:frame>
        <draw:custom-shape draw:style-name="gr1" draw:text-style-name="P1" draw:layer="layout" svg:width="1.905cm" svg:height="1.905cm" svg:x="5.13cm" svg:y="2.524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97cm" svg:height="1.28cm" svg:x="4.92cm" svg:y="1.362cm">
          <draw:text-box draw:corner-radius="0.018cm">
            <text:p><text:span text:style-name="T1">lst2</text:span></text:p>
          </draw:text-box>
        </draw:frame>
        <draw:custom-shape draw:style-name="gr7" draw:text-style-name="P5" xml:id="id1" draw:id="id1" draw:layer="layout" svg:width="0.635cm" svg:height="0.635cm" svg:x="2.365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custom-shape draw:style-name="gr8" draw:text-style-name="P6" draw:layer="layout" svg:width="1.905cm" svg:height="1.905cm" svg:x="4.454cm" svg:y="5.56cm">
            <text:p text:style-name="P3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6.354cm" svg:y="5.56cm">
            <text:p text:style-name="P3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8.254cm" svg:y="5.56cm">
            <text:p text:style-name="P3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0.154cm" svg:y="5.56cm">
            <text:p text:style-name="P3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7.62cm" svg:height="1.905cm" svg:x="4.454cm" svg:y="5.56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7" draw:layer="layout" draw:type="curve" svg:x1="2.683cm" svg:y1="3.709cm" svg:x2="4.454cm" svg:y2="6.512cm" draw:start-shape="id1" draw:start-glue-point="8" draw:end-shape="id2" draw:end-glue-point="3" svg:d="M2683 3709c0 1869 590 2803 1771 2803" svg:viewBox="0 0 1772 2804">
          <text:p/>
        </draw:connector>
        <draw:custom-shape draw:style-name="gr4" draw:text-style-name="P1" draw:layer="layout" svg:width="1.946cm" svg:height="1.945cm" svg:x="1.714cm" svg:y="9.396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346cm" svg:height="1.307cm" svg:x="1.515cm" svg:y="8.209cm">
          <draw:text-box draw:corner-radius="0.018cm">
            <text:p><text:span text:style-name="T1">lst1</text:span></text:p>
          </draw:text-box>
        </draw:frame>
        <draw:custom-shape draw:style-name="gr1" draw:text-style-name="P1" draw:layer="layout" svg:width="1.905cm" svg:height="1.905cm" svg:x="5.144cm" svg:y="9.43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97cm" svg:height="1.28cm" svg:x="4.934cm" svg:y="8.275cm">
          <draw:text-box draw:corner-radius="0.018cm">
            <text:p><text:span text:style-name="T1">lst2</text:span></text:p>
          </draw:text-box>
        </draw:frame>
        <draw:custom-shape draw:style-name="gr7" draw:text-style-name="P5" xml:id="id3" draw:id="id3" draw:layer="layout" svg:width="0.635cm" svg:height="0.635cm" svg:x="2.379cm" svg:y="9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8" draw:text-style-name="P6" draw:layer="layout" svg:width="1.905cm" svg:height="1.905cm" svg:x="4.468cm" svg:y="12.473cm">
            <text:p text:style-name="P3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6.368cm" svg:y="12.473cm">
            <text:p text:style-name="P3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8.268cm" svg:y="12.473cm">
            <text:p text:style-name="P3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0.168cm" svg:y="12.473cm">
            <text:p text:style-name="P3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7.62cm" svg:height="1.905cm" svg:x="4.468cm" svg:y="12.473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7" draw:layer="layout" draw:type="curve" svg:x1="2.697cm" svg:y1="10.622cm" svg:x2="4.468cm" svg:y2="13.425cm" draw:start-shape="id3" draw:start-glue-point="8" draw:end-shape="id4" draw:end-glue-point="3" svg:d="M2697 10622c0 1869 590 2803 1771 2803" svg:viewBox="0 0 1772 2804">
          <text:p/>
        </draw:connector>
        <draw:custom-shape draw:style-name="gr7" draw:text-style-name="P5" xml:id="id5" draw:id="id5" draw:layer="layout" svg:width="0.635cm" svg:height="0.635cm" svg:x="5.779cm" svg:y="9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curve" svg:x1="6.097cm" svg:y1="10.622cm" svg:x2="4.468cm" svg:y2="13.425cm" draw:start-shape="id5" draw:start-glue-point="8" draw:end-shape="id4" draw:end-glue-point="3" svg:d="M6097 10622c0 1369-1078 1140-1682 1499s-736 1304 53 1304" svg:viewBox="0 0 2179 2804">
          <text:p/>
        </draw:connector>
        <draw:custom-shape draw:style-name="gr4" draw:text-style-name="P1" draw:layer="layout" svg:width="1.946cm" svg:height="1.945cm" svg:x="1.728cm" svg:y="16.30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346cm" svg:height="1.307cm" svg:x="1.529cm" svg:y="15.122cm">
          <draw:text-box draw:corner-radius="0.018cm">
            <text:p><text:span text:style-name="T1">lst1</text:span></text:p>
          </draw:text-box>
        </draw:frame>
        <draw:custom-shape draw:style-name="gr1" draw:text-style-name="P1" draw:layer="layout" svg:width="1.905cm" svg:height="1.905cm" svg:x="5.158cm" svg:y="16.3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97cm" svg:height="1.28cm" svg:x="4.948cm" svg:y="15.188cm">
          <draw:text-box draw:corner-radius="0.018cm">
            <text:p><text:span text:style-name="T1">lst2</text:span></text:p>
          </draw:text-box>
        </draw:frame>
        <draw:custom-shape draw:style-name="gr7" draw:text-style-name="P5" xml:id="id6" draw:id="id6" draw:layer="layout" svg:width="0.635cm" svg:height="0.635cm" svg:x="2.39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custom-shape draw:style-name="gr8" draw:text-style-name="P6" draw:layer="layout" svg:width="1.905cm" svg:height="1.905cm" svg:x="4.482cm" svg:y="19.386cm">
            <text:p text:style-name="P3"><text:span text:style-name="T2">10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6.382cm" svg:y="19.386cm">
            <text:p text:style-name="P3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8.282cm" svg:y="19.386cm">
            <text:p text:style-name="P3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0.182cm" svg:y="19.386cm">
            <text:p text:style-name="P3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7.62cm" svg:height="1.905cm" svg:x="4.482cm" svg:y="19.386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7" draw:layer="layout" draw:type="curve" svg:x1="2.711cm" svg:y1="17.535cm" svg:x2="4.482cm" svg:y2="20.338cm" draw:start-shape="id6" draw:start-glue-point="8" draw:end-shape="id7" draw:end-glue-point="3" svg:d="M2711 17535c0 1869 590 2803 1771 2803" svg:viewBox="0 0 1772 2804">
          <text:p/>
        </draw:connector>
        <draw:custom-shape draw:style-name="gr7" draw:text-style-name="P5" xml:id="id8" draw:id="id8" draw:layer="layout" svg:width="0.635cm" svg:height="0.635cm" svg:x="5.793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curve" svg:x1="6.111cm" svg:y1="17.535cm" svg:x2="4.482cm" svg:y2="20.338cm" draw:start-shape="id8" draw:start-glue-point="8" draw:end-shape="id7" draw:end-glue-point="3" svg:d="M6111 17535c0 1369-1078 1140-1682 1499s-736 1304 53 1304" svg:viewBox="0 0 2179 2804">
          <text:p/>
        </draw:connector>
      </draw:page>
      <draw:page draw:name="page3" draw:style-name="dp1" draw:master-page-name="Default">
        <draw:custom-shape draw:style-name="gr4" draw:text-style-name="P1" draw:layer="layout" svg:width="1.946cm" svg:height="1.945cm" svg:x="1.728cm" svg:y="2.709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346cm" svg:height="1.307cm" svg:x="1.529cm" svg:y="1.522cm">
          <draw:text-box draw:corner-radius="0.018cm">
            <text:p><text:span text:style-name="T1">lst3</text:span></text:p>
          </draw:text-box>
        </draw:frame>
        <draw:custom-shape draw:style-name="gr1" draw:text-style-name="P1" draw:layer="layout" svg:width="1.905cm" svg:height="1.905cm" svg:x="5.158cm" svg:y="2.75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297cm" svg:height="1.28cm" svg:x="4.948cm" svg:y="1.588cm">
          <draw:text-box draw:corner-radius="0.018cm">
            <text:p><text:span text:style-name="T1">lst4</text:span></text:p>
          </draw:text-box>
        </draw:frame>
        <draw:custom-shape draw:style-name="gr7" draw:text-style-name="P5" xml:id="id9" draw:id="id9" draw:layer="layout" svg:width="0.635cm" svg:height="0.635cm" svg:x="2.39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0" draw:id="id10">
          <draw:custom-shape draw:style-name="gr8" draw:text-style-name="P6" draw:layer="layout" svg:width="1.905cm" svg:height="1.905cm" svg:x="4.482cm" svg:y="5.786cm">
            <text:p text:style-name="P3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6.382cm" svg:y="5.786cm">
            <text:p text:style-name="P3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8.282cm" svg:y="5.786cm">
            <text:p text:style-name="P3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0.182cm" svg:y="5.786cm">
            <text:p text:style-name="P3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7.62cm" svg:height="1.905cm" svg:x="4.482cm" svg:y="5.786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7" draw:layer="layout" draw:type="curve" svg:x1="2.711cm" svg:y1="3.935cm" svg:x2="4.482cm" svg:y2="6.738cm" draw:start-shape="id9" draw:start-glue-point="8" draw:end-shape="id10" draw:end-glue-point="3" svg:d="M2711 3935c0 1869 590 2803 1771 2803" svg:viewBox="0 0 1772 2804">
          <text:p/>
        </draw:connector>
        <draw:custom-shape draw:style-name="gr7" draw:text-style-name="P5" xml:id="id11" draw:id="id11" draw:layer="layout" svg:width="0.635cm" svg:height="0.635cm" svg:x="5.79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curve" svg:x1="6.428cm" svg:y1="3.618cm" svg:x2="8.655cm" svg:y2="4.33cm" draw:start-shape="id11" draw:start-glue-point="10" draw:end-shape="id12" draw:end-glue-point="3" svg:d="M6428 3618c1651 0 538 712 2227 712" svg:viewBox="0 0 2228 713">
          <text:p/>
        </draw:connector>
        <draw:g xml:id="id12" draw:id="id12">
          <draw:custom-shape draw:style-name="gr8" draw:text-style-name="P6" draw:layer="layout" svg:width="1.905cm" svg:height="1.905cm" svg:x="8.655cm" svg:y="3.378cm">
            <text:p text:style-name="P3"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0.555cm" svg:y="3.378cm">
            <text:p text:style-name="P3"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2.455cm" svg:y="3.378cm">
            <text:p text:style-name="P3"><text:span text:style-name="T2">3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4.355cm" svg:y="3.378cm">
            <text:p text:style-name="P3"><text:span text:style-name="T2">4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7.62cm" svg:height="1.905cm" svg:x="8.655cm" svg:y="3.378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4" draw:style-name="dp1" draw:master-page-name="Default">
        <draw:custom-shape draw:style-name="gr11" draw:text-style-name="P8" draw:layer="layout" svg:width="19.796cm" svg:height="10.271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46cm" svg:height="1.945cm" svg:x="3.614cm" svg:y="2.4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346cm" svg:height="1.307cm" svg:x="3.415cm" svg:y="1.309cm">
          <draw:text-box draw:corner-radius="0.018cm">
            <text:p><text:span text:style-name="T1">nums</text:span></text:p>
          </draw:text-box>
        </draw:frame>
        <draw:custom-shape draw:style-name="gr7" draw:text-style-name="P5" xml:id="id13" draw:id="id13" draw:layer="layout" svg:width="0.635cm" svg:height="0.635cm" svg:x="4.279cm" svg:y="3.0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14" draw:id="id14">
          <draw:custom-shape draw:style-name="gr8" draw:text-style-name="P6" draw:layer="layout" svg:width="1.905cm" svg:height="1.905cm" svg:x="1.205cm" svg:y="7.477cm">
            <text:p text:style-name="P3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3.105cm" svg:y="7.477cm">
            <text:p text:style-name="P3"><text:span text:style-name="T2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5.005cm" svg:y="7.477cm">
            <text:p text:style-name="P3"><text:span text:style-name="T2">3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6.905cm" svg:y="7.477cm">
            <text:p text:style-name="P3"><text:span text:style-name="T2">4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7.62cm" svg:height="1.905cm" svg:x="1.205cm" svg:y="7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7" draw:layer="layout" draw:type="curve" svg:x1="4.597cm" svg:y1="3.722cm" svg:x2="1.205cm" svg:y2="8.429cm" draw:start-shape="id13" draw:start-glue-point="8" draw:end-shape="id14" draw:end-glue-point="3" svg:d="M4597 3722c0 2797-1960 2330-3005 2808s-1176 1899-387 1899" svg:viewBox="0 0 3901 4708">
          <text:p/>
        </draw:connector>
        <draw:frame draw:style-name="gr12" draw:text-style-name="P9" draw:layer="layout" svg:width="7.525cm" svg:height="7.496cm" svg:x="11.065cm" svg:y="1.816cm">
          <draw:text-box>
            <text:p><text:span text:style-name="T3">Function: </text:span><text:span text:style-name="T4">scale</text:span></text:p>
            <text:p><text:span text:style-name="T4"/></text:p>
            <text:p><text:span text:style-name="T3">Parameters:</text:span></text:p>
            <text:list text:style-name="L1">
              <text:list-item>
                <text:p><text:span text:style-name="T4">lst</text:span><text:span text:style-name="T3">: </text:span></text:p>
              </text:list-item>
              <text:list-item>
                <text:p><text:span text:style-name="T4">factor</text:span><text:span text:style-name="T3">: 0.5</text:span></text:p>
                <text:p><text:span text:style-name="T3"/></text:p>
              </text:list-item>
            </text:list>
            <text:p><text:span text:style-name="T3">Local Variables: None</text:span></text:p>
            <text:p><text:span text:style-name="T3"/></text:p>
            <text:p><text:span text:style-name="T3">Return Value: None</text:span></text:p>
          </draw:text-box>
        </draw:frame>
        <draw:custom-shape draw:style-name="gr13" draw:text-style-name="P1" draw:layer="layout" svg:width="0.803cm" svg:height="0.802cm" svg:x="13.31cm" svg:y="4.316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curve" draw:line-skew="3.109cm" svg:x1="13.902cm" svg:y1="4.718cm" svg:x2="1.205cm" svg:y2="8.429cm" draw:start-shape="id15" draw:start-glue-point="10" draw:end-shape="id14" draw:end-glue-point="3" svg:d="M13902 4718c5415 0 3611 1462-4806 1462-8416 0-8680 2249-7891 2249" svg:viewBox="0 0 16069 3712">
          <text:p/>
        </draw:connector>
        <draw:custom-shape draw:style-name="gr14" draw:text-style-name="P5" xml:id="id15" draw:id="id15" draw:layer="layout" svg:width="0.381cm" svg:height="0.381cm" svg:x="13.521cm" svg:y="4.5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9.017cm" svg:height="4.572cm" svg:x="0.365cm" svg:y="0.365cm">
          <text:p text:style-name="P10"><text:span text:style-name="T5">glob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9.017cm" svg:height="4.572cm" svg:x="0.365cm" svg:y="5.445cm">
          <text:p text:style-name="P10"><text:span text:style-name="T5">he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9.017cm" svg:height="9.652cm" svg:x="10.398cm" svg:y="0.365cm">
          <text:p text:style-name="P10"><text:span text:style-name="T5">stack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9.636cm" svg:height="10.271cm" svg:x="0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46cm" svg:height="1.945cm" svg:x="3.614cm" svg:y="14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2.346cm" svg:height="1.307cm" svg:x="3.415cm" svg:y="13.409cm">
          <draw:text-box draw:corner-radius="0.018cm">
            <text:p><text:span text:style-name="T1">n</text:span><text:span text:style-name="T1">u</text:span><text:span text:style-name="T1">m</text:span><text:span text:style-name="T1">s</text:span></text:p>
          </draw:text-box>
        </draw:frame>
        <draw:custom-shape draw:style-name="gr7" draw:text-style-name="P5" xml:id="id16" draw:id="id16" draw:layer="layout" svg:width="0.635cm" svg:height="0.635cm" svg:x="4.279cm" svg:y="15.1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17" draw:id="id17">
          <draw:custom-shape draw:style-name="gr8" draw:text-style-name="P6" draw:layer="layout" svg:width="1.905cm" svg:height="1.905cm" svg:x="1.205cm" svg:y="19.577cm">
            <text:p text:style-name="P3"><text:span text:style-name="T2">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3.105cm" svg:y="19.577cm">
            <text:p text:style-name="P3"><text:span text:style-name="T2">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5.005cm" svg:y="19.577cm">
            <text:p text:style-name="P3"><text:span text:style-name="T2">15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6.905cm" svg:y="19.577cm">
            <text:p text:style-name="P3"><text:span text:style-name="T2">2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7.62cm" svg:height="1.905cm" svg:x="1.205cm" svg:y="19.5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7" draw:layer="layout" draw:type="curve" svg:x1="4.597cm" svg:y1="15.822cm" svg:x2="1.205cm" svg:y2="20.529cm" draw:start-shape="id16" draw:start-glue-point="8" draw:end-shape="id17" draw:end-glue-point="3" svg:d="M4597 15822c0 2797-1960 2330-3005 2808s-1176 1899-387 1899" svg:viewBox="0 0 3901 4708">
          <text:p/>
        </draw:connector>
        <draw:custom-shape draw:style-name="gr15" draw:text-style-name="P11" draw:layer="layout" svg:width="9.017cm" svg:height="4.572cm" svg:x="0.365cm" svg:y="12.465cm">
          <text:p text:style-name="P10"><text:span text:style-name="T5">glob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9.017cm" svg:height="4.572cm" svg:x="0.365cm" svg:y="17.545cm">
          <text:p text:style-name="P10"><text:span text:style-name="T5">heap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18" draw:text-style-name="P8" draw:layer="layout" svg:width="26.019cm" svg:height="10.271cm" svg:x="0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46cm" svg:height="1.945cm" svg:x="1.314cm" svg:y="4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1.014cm" svg:height="1.307cm" svg:x="1.875cm" svg:y="2.909cm">
          <draw:text-box draw:corner-radius="0.018cm">
            <text:p text:style-name="P3"><text:span text:style-name="T1">m</text:span></text:p>
          </draw:text-box>
        </draw:frame>
        <draw:custom-shape draw:style-name="gr7" draw:text-style-name="P5" xml:id="id18" draw:id="id18" draw:layer="layout" svg:width="0.635cm" svg:height="0.635cm" svg:x="1.979cm" svg:y="4.6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19" draw:id="id19">
          <draw:custom-shape draw:style-name="gr8" draw:text-style-name="P6" draw:layer="layout" svg:width="1.905cm" svg:height="1.905cm" svg:x="5.56cm" svg:y="4.008cm"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7.46cm" svg:y="4.008cm"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9.36cm" svg:y="4.008cm"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1.26cm" svg:y="4.008cm"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3.16cm" svg:y="4.008cm"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5.56cm" svg:y="4.0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7" draw:layer="layout" draw:type="curve" svg:x1="2.614cm" svg:y1="5.005cm" svg:x2="5.56cm" svg:y2="4.96cm" draw:start-shape="id18" draw:start-glue-point="10" draw:end-shape="id19" draw:end-glue-point="3" svg:d="M2614 5005c2190 0 717-45 2946-45" svg:viewBox="0 0 2947 46">
          <text:p/>
        </draw:connector>
        <draw:custom-shape draw:style-name="gr20" draw:text-style-name="P11" draw:layer="layout" svg:width="3.556cm" svg:height="4.572cm" svg:x="0.365cm" svg:y="1.965cm">
          <text:p text:style-name="P10"><text:span text:style-name="T5">glob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1" draw:layer="layout" svg:width="20.713cm" svg:height="9.49cm" svg:x="4.798cm" svg:y="1.965cm">
          <text:p text:style-name="P10"><text:span text:style-name="T5">he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1" draw:id="id21">
          <draw:custom-shape draw:style-name="gr8" draw:text-style-name="P6" draw:layer="layout" svg:width="1.905cm" svg:height="1.905cm" svg:x="15.577cm" svg:y="8.661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477cm" svg:y="8.661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377cm" svg:y="8.661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277cm" svg:y="8.661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177cm" svg:y="8.661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577cm" svg:y="8.6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5" xml:id="id20" draw:id="id20" draw:layer="layout" svg:width="0.635cm" svg:height="0.635cm" svg:x="6.207cm" svg:y="4.5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22" draw:id="id22" draw:layer="layout" svg:width="0.635cm" svg:height="0.635cm" svg:x="8.107cm" svg:y="4.5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23" draw:id="id23" draw:layer="layout" svg:width="0.635cm" svg:height="0.635cm" svg:x="10.007cm" svg:y="4.5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24" draw:id="id24" draw:layer="layout" svg:width="0.635cm" svg:height="0.635cm" svg:x="11.907cm" svg:y="4.5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25" draw:id="id25" draw:layer="layout" svg:width="0.635cm" svg:height="0.635cm" svg:x="13.807cm" svg:y="4.5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curve" svg:x1="6.525cm" svg:y1="5.232cm" svg:x2="15.577cm" svg:y2="9.613cm" draw:start-shape="id20" draw:start-glue-point="8" draw:end-shape="id21" draw:end-glue-point="3" svg:d="M6525 5232c0 2921 3017 4381 9052 4381" svg:viewBox="0 0 9053 4382">
          <text:p/>
        </draw:connector>
        <draw:connector draw:style-name="gr10" draw:text-style-name="P7" draw:layer="layout" draw:type="curve" svg:x1="8.425cm" svg:y1="5.232cm" svg:x2="15.577cm" svg:y2="9.613cm" draw:start-shape="id22" draw:start-glue-point="8" draw:end-shape="id21" draw:end-glue-point="3" svg:d="M8425 5232c0 2921 2384 4381 7152 4381" svg:viewBox="0 0 7153 4382">
          <text:p/>
        </draw:connector>
        <draw:connector draw:style-name="gr10" draw:text-style-name="P7" draw:layer="layout" draw:type="curve" svg:x1="10.325cm" svg:y1="5.232cm" svg:x2="15.577cm" svg:y2="9.613cm" draw:start-shape="id23" draw:start-glue-point="8" draw:end-shape="id21" draw:end-glue-point="3" svg:d="M10325 5232c0 2921 1750 4381 5252 4381" svg:viewBox="0 0 5253 4382">
          <text:p/>
        </draw:connector>
        <draw:connector draw:style-name="gr10" draw:text-style-name="P7" draw:layer="layout" draw:type="curve" svg:x1="12.225cm" svg:y1="5.232cm" svg:x2="15.577cm" svg:y2="9.613cm" draw:start-shape="id24" draw:start-glue-point="8" draw:end-shape="id21" draw:end-glue-point="3" svg:d="M12225 5232c0 2921 1117 4381 3352 4381" svg:viewBox="0 0 3353 4382">
          <text:p/>
        </draw:connector>
        <draw:connector draw:style-name="gr10" draw:text-style-name="P7" draw:layer="layout" draw:type="curve" svg:x1="14.125cm" svg:y1="5.232cm" svg:x2="15.577cm" svg:y2="9.613cm" draw:start-shape="id25" draw:start-glue-point="8" draw:end-shape="id21" draw:end-glue-point="3" svg:d="M14125 5232c0 2921 484 4381 1452 4381" svg:viewBox="0 0 1453 4382">
          <text:p/>
        </draw:connector>
        <draw:custom-shape draw:style-name="gr22" draw:text-style-name="P8" draw:layer="layout" svg:width="26.019cm" svg:height="19.669cm" svg:x="0cm" svg:y="12.3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46cm" svg:height="1.945cm" svg:x="1.314cm" svg:y="14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1.014cm" svg:height="1.307cm" svg:x="1.875cm" svg:y="13.628cm">
          <draw:text-box draw:corner-radius="0.018cm">
            <text:p text:style-name="P3"><text:span text:style-name="T1">m</text:span></text:p>
          </draw:text-box>
        </draw:frame>
        <draw:custom-shape draw:style-name="gr7" draw:text-style-name="P5" xml:id="id26" draw:id="id26" draw:layer="layout" svg:width="0.635cm" svg:height="0.635cm" svg:x="1.979cm" svg:y="15.4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27" draw:id="id27">
          <draw:custom-shape draw:style-name="gr8" draw:text-style-name="P6" draw:layer="layout" svg:width="1.905cm" svg:height="1.905cm" svg:x="5.56cm" svg:y="14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7.46cm" svg:y="14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9.36cm" svg:y="14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1.26cm" svg:y="14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3.16cm" svg:y="14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5.56cm" svg:y="14.7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7" draw:layer="layout" draw:type="curve" svg:x1="2.614cm" svg:y1="15.724cm" svg:x2="5.56cm" svg:y2="15.679cm" draw:start-shape="id26" draw:start-glue-point="10" draw:end-shape="id27" draw:end-glue-point="3" svg:d="M2614 15724c2190 0 717-45 2946-45" svg:viewBox="0 0 2947 46">
          <text:p/>
        </draw:connector>
        <draw:custom-shape draw:style-name="gr20" draw:text-style-name="P11" draw:layer="layout" svg:width="3.556cm" svg:height="4.572cm" svg:x="0.365cm" svg:y="12.684cm">
          <text:p text:style-name="P10"><text:span text:style-name="T5">glob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1" draw:layer="layout" svg:width="20.967cm" svg:height="19.05cm" svg:x="4.798cm" svg:y="12.684cm">
          <text:p text:style-name="P10"><text:span text:style-name="T5">he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9" draw:id="id29">
          <draw:custom-shape draw:style-name="gr8" draw:text-style-name="P6" draw:layer="layout" svg:width="1.905cm" svg:height="1.905cm" svg:x="15.877cm" svg:y="1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1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1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1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1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19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5" xml:id="id28" draw:id="id28" draw:layer="layout" svg:width="0.635cm" svg:height="0.635cm" svg:x="6.207cm" svg:y="15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30" draw:id="id30" draw:layer="layout" svg:width="0.635cm" svg:height="0.635cm" svg:x="8.107cm" svg:y="15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32" draw:id="id32" draw:layer="layout" svg:width="0.635cm" svg:height="0.635cm" svg:x="10.007cm" svg:y="15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34" draw:id="id34" draw:layer="layout" svg:width="0.635cm" svg:height="0.635cm" svg:x="11.907cm" svg:y="15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36" draw:id="id36" draw:layer="layout" svg:width="0.635cm" svg:height="0.635cm" svg:x="13.807cm" svg:y="15.3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curve" svg:x1="6.525cm" svg:y1="15.951cm" svg:x2="15.877cm" svg:y2="20.332cm" draw:start-shape="id28" draw:start-glue-point="8" draw:end-shape="id29" draw:end-glue-point="3" svg:d="M6525 15951c0 2921 3117 4381 9352 4381" svg:viewBox="0 0 9353 4382">
          <text:p/>
        </draw:connector>
        <draw:connector draw:style-name="gr10" draw:text-style-name="P7" draw:layer="layout" draw:type="curve" svg:x1="8.425cm" svg:y1="15.951cm" svg:x2="15.877cm" svg:y2="22.832cm" draw:start-shape="id30" draw:start-glue-point="8" draw:end-shape="id31" draw:end-glue-point="3" svg:d="M8425 15951c0 4588 2484 6881 7452 6881" svg:viewBox="0 0 7453 6882">
          <text:p/>
        </draw:connector>
        <draw:connector draw:style-name="gr10" draw:text-style-name="P7" draw:layer="layout" draw:type="curve" svg:x1="10.325cm" svg:y1="15.951cm" svg:x2="15.877cm" svg:y2="25.332cm" draw:start-shape="id32" draw:start-glue-point="8" draw:end-shape="id33" draw:end-glue-point="3" svg:d="M10325 15951c0 6254 1850 9381 5552 9381" svg:viewBox="0 0 5553 9382">
          <text:p/>
        </draw:connector>
        <draw:connector draw:style-name="gr10" draw:text-style-name="P7" draw:layer="layout" draw:type="curve" svg:x1="12.225cm" svg:y1="15.951cm" svg:x2="15.877cm" svg:y2="27.932cm" draw:start-shape="id34" draw:start-glue-point="8" draw:end-shape="id35" draw:end-glue-point="3" svg:d="M12225 15951c0 7988 1217 11981 3652 11981" svg:viewBox="0 0 3653 11982">
          <text:p/>
        </draw:connector>
        <draw:connector draw:style-name="gr10" draw:text-style-name="P7" draw:layer="layout" draw:type="curve" svg:x1="14.125cm" svg:y1="15.951cm" svg:x2="15.877cm" svg:y2="30.332cm" draw:start-shape="id36" draw:start-glue-point="8" draw:end-shape="id37" draw:end-glue-point="3" svg:d="M14125 15951c0 9588 584 14381 1752 14381" svg:viewBox="0 0 1753 14382">
          <text:p/>
        </draw:connector>
        <draw:g xml:id="id31" draw:id="id31">
          <draw:custom-shape draw:style-name="gr8" draw:text-style-name="P6" draw:layer="layout" svg:width="1.905cm" svg:height="1.905cm" svg:x="15.877cm" svg:y="21.8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21.8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21.8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21.8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21.8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21.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3" draw:id="id33">
          <draw:custom-shape draw:style-name="gr8" draw:text-style-name="P6" draw:layer="layout" svg:width="1.905cm" svg:height="1.905cm" svg:x="15.877cm" svg:y="24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24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24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24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24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24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5" draw:id="id35">
          <draw:custom-shape draw:style-name="gr8" draw:text-style-name="P6" draw:layer="layout" svg:width="1.905cm" svg:height="1.905cm" svg:x="15.877cm" svg:y="26.9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26.9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26.9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26.9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26.9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26.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7" draw:id="id37">
          <draw:custom-shape draw:style-name="gr8" draw:text-style-name="P6" draw:layer="layout" svg:width="1.905cm" svg:height="1.905cm" svg:x="15.877cm" svg:y="2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2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2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2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29.3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29.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6" draw:style-name="dp1" draw:master-page-name="Default">
        <draw:custom-shape draw:style-name="gr24" draw:text-style-name="P8" draw:layer="layout" svg:width="26.924cm" svg:height="22.392cm" svg:x="-0.905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46cm" svg:height="1.945cm" svg:x="0.914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1.014cm" svg:height="1.307cm" svg:x="1.475cm" svg:y="4.428cm">
          <draw:text-box draw:corner-radius="0.018cm">
            <text:p text:style-name="P3"><text:span text:style-name="T1">m</text:span></text:p>
          </draw:text-box>
        </draw:frame>
        <draw:custom-shape draw:style-name="gr7" draw:text-style-name="P5" xml:id="id38" draw:id="id38" draw:layer="layout" svg:width="0.635cm" svg:height="0.635cm" svg:x="1.579cm" svg:y="6.2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39" draw:id="id39">
          <draw:custom-shape draw:style-name="gr8" draw:text-style-name="P6" draw:layer="layout" svg:width="1.905cm" svg:height="1.905cm" svg:x="5.5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7.4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9.3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1.2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3.1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5.5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7" draw:layer="layout" draw:type="curve" svg:x1="2.214cm" svg:y1="6.524cm" svg:x2="5.56cm" svg:y2="6.479cm" draw:start-shape="id38" draw:start-glue-point="10" draw:end-shape="id39" draw:end-glue-point="3" svg:d="M2214 6524c2490 0 817-45 3346-45" svg:viewBox="0 0 3347 46">
          <text:p/>
        </draw:connector>
        <draw:custom-shape draw:style-name="gr25" draw:text-style-name="P11" draw:layer="layout" svg:width="4.826cm" svg:height="21.646cm" draw:transform="skewX (-0.00488692190558412) translate (-0.597cm 3.484cm)">
          <text:p text:style-name="P10"><text:span text:style-name="T5">glob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0.967cm" svg:height="21.646cm" svg:x="4.798cm" svg:y="3.484cm">
          <text:p text:style-name="P10"><text:span text:style-name="T5">he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1" draw:id="id41">
          <draw:custom-shape draw:style-name="gr8" draw:text-style-name="P6" draw:layer="layout" svg:width="1.905cm" svg:height="1.905cm" svg:x="15.8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10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5" xml:id="id40" draw:id="id40" draw:layer="layout" svg:width="0.635cm" svg:height="0.635cm" svg:x="6.2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42" draw:id="id42" draw:layer="layout" svg:width="0.635cm" svg:height="0.635cm" svg:x="8.1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44" draw:id="id44" draw:layer="layout" svg:width="0.635cm" svg:height="0.635cm" svg:x="10.0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46" draw:id="id46" draw:layer="layout" svg:width="0.635cm" svg:height="0.635cm" svg:x="11.9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48" draw:id="id48" draw:layer="layout" svg:width="0.635cm" svg:height="0.635cm" svg:x="13.8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curve" svg:x1="6.525cm" svg:y1="6.751cm" svg:x2="15.877cm" svg:y2="11.132cm" draw:start-shape="id40" draw:start-glue-point="8" draw:end-shape="id41" draw:end-glue-point="3" svg:d="M6525 6751c0 2921 3117 4381 9352 4381" svg:viewBox="0 0 9353 4382">
          <text:p/>
        </draw:connector>
        <draw:connector draw:style-name="gr10" draw:text-style-name="P7" draw:layer="layout" draw:type="curve" svg:x1="8.425cm" svg:y1="6.751cm" svg:x2="15.877cm" svg:y2="13.632cm" draw:start-shape="id42" draw:start-glue-point="8" draw:end-shape="id43" draw:end-glue-point="3" svg:d="M8425 6751c0 4588 2484 6881 7452 6881" svg:viewBox="0 0 7453 6882">
          <text:p/>
        </draw:connector>
        <draw:connector draw:style-name="gr10" draw:text-style-name="P7" draw:layer="layout" draw:type="curve" svg:x1="10.325cm" svg:y1="6.751cm" svg:x2="15.877cm" svg:y2="16.132cm" draw:start-shape="id44" draw:start-glue-point="8" draw:end-shape="id45" draw:end-glue-point="3" svg:d="M10325 6751c0 6254 1850 9381 5552 9381" svg:viewBox="0 0 5553 9382">
          <text:p/>
        </draw:connector>
        <draw:connector draw:style-name="gr10" draw:text-style-name="P7" draw:layer="layout" draw:type="curve" svg:x1="12.225cm" svg:y1="6.751cm" svg:x2="15.877cm" svg:y2="18.732cm" draw:start-shape="id46" draw:start-glue-point="8" draw:end-shape="id47" draw:end-glue-point="3" svg:d="M12225 6751c0 7988 1217 11981 3652 11981" svg:viewBox="0 0 3653 11982">
          <text:p/>
        </draw:connector>
        <draw:connector draw:style-name="gr10" draw:text-style-name="P7" draw:layer="layout" draw:type="curve" svg:x1="14.125cm" svg:y1="6.751cm" svg:x2="15.877cm" svg:y2="21.132cm" draw:start-shape="id48" draw:start-glue-point="8" draw:end-shape="id49" draw:end-glue-point="3" svg:d="M14125 6751c0 9588 584 14381 1752 14381" svg:viewBox="0 0 1753 14382">
          <text:p/>
        </draw:connector>
        <draw:g xml:id="id43" draw:id="id43">
          <draw:custom-shape draw:style-name="gr8" draw:text-style-name="P6" draw:layer="layout" svg:width="1.905cm" svg:height="1.905cm" svg:x="15.8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1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5" draw:id="id45">
          <draw:custom-shape draw:style-name="gr8" draw:text-style-name="P6" draw:layer="layout" svg:width="1.905cm" svg:height="1.905cm" svg:x="15.8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15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7" draw:id="id47">
          <draw:custom-shape draw:style-name="gr8" draw:text-style-name="P6" draw:layer="layout" svg:width="1.905cm" svg:height="1.905cm" svg:x="15.8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17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9" draw:id="id49">
          <draw:custom-shape draw:style-name="gr8" draw:text-style-name="P6" draw:layer="layout" svg:width="1.905cm" svg:height="1.905cm" svg:x="15.8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20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" draw:layer="layout" svg:width="1.946cm" svg:height="1.945cm" svg:x="0.914cm" svg:y="22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4.713cm" svg:height="1.28cm" svg:x="-0.425cm" svg:y="21.628cm">
          <draw:text-box draw:corner-radius="0.018cm">
            <text:p text:style-name="P3"><text:span text:style-name="T1">m_shallow</text:span></text:p>
          </draw:text-box>
        </draw:frame>
        <draw:custom-shape draw:style-name="gr7" draw:text-style-name="P5" xml:id="id50" draw:id="id50" draw:layer="layout" svg:width="0.635cm" svg:height="0.635cm" svg:x="1.579cm" svg:y="23.4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curve" svg:x1="2.214cm" svg:y1="23.724cm" svg:x2="5.56cm" svg:y2="23.779cm" draw:start-shape="id50" draw:start-glue-point="10" draw:end-shape="id51" draw:end-glue-point="3" svg:d="M2214 23724c2490 0 817 55 3346 55" svg:viewBox="0 0 3347 56">
          <text:p/>
        </draw:connector>
        <draw:g xml:id="id51" draw:id="id51">
          <draw:custom-shape draw:style-name="gr8" draw:text-style-name="P6" draw:layer="layout" svg:width="1.905cm" svg:height="1.905cm" svg:x="5.56cm" svg:y="2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7.46cm" svg:y="2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9.36cm" svg:y="2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1.26cm" svg:y="2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3.16cm" svg:y="2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5.56cm" svg:y="22.8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5" xml:id="id52" draw:id="id52" draw:layer="layout" svg:width="0.635cm" svg:height="0.635cm" svg:x="6.207cm" svg:y="23.4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53" draw:id="id53" draw:layer="layout" svg:width="0.635cm" svg:height="0.635cm" svg:x="8.107cm" svg:y="23.4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54" draw:id="id54" draw:layer="layout" svg:width="0.635cm" svg:height="0.635cm" svg:x="10.007cm" svg:y="23.4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55" draw:id="id55" draw:layer="layout" svg:width="0.635cm" svg:height="0.635cm" svg:x="11.907cm" svg:y="23.4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56" draw:id="id56" draw:layer="layout" svg:width="0.635cm" svg:height="0.635cm" svg:x="13.807cm" svg:y="23.4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curve" svg:x1="6.525cm" svg:y1="23.416cm" svg:x2="15.877cm" svg:y2="11.132cm" draw:start-shape="id52" draw:start-glue-point="4" draw:end-shape="id41" draw:end-glue-point="3" svg:d="M6525 23416c0-8190 3117-12284 9352-12284" svg:viewBox="0 0 9353 12285">
          <text:p/>
        </draw:connector>
        <draw:connector draw:style-name="gr10" draw:text-style-name="P7" draw:layer="layout" draw:type="curve" svg:x1="8.425cm" svg:y1="23.416cm" svg:x2="15.877cm" svg:y2="13.632cm" draw:start-shape="id53" draw:start-glue-point="4" draw:end-shape="id43" draw:end-glue-point="3" svg:d="M8425 23416c0-6523 2484-9784 7452-9784" svg:viewBox="0 0 7453 9785">
          <text:p/>
        </draw:connector>
        <draw:connector draw:style-name="gr10" draw:text-style-name="P7" draw:layer="layout" draw:type="curve" svg:x1="10.325cm" svg:y1="23.416cm" svg:x2="15.877cm" svg:y2="16.132cm" draw:start-shape="id54" draw:start-glue-point="4" draw:end-shape="id45" draw:end-glue-point="3" svg:d="M10325 23416c0-4856 1850-7284 5552-7284" svg:viewBox="0 0 5553 7285">
          <text:p/>
        </draw:connector>
        <draw:connector draw:style-name="gr10" draw:text-style-name="P7" draw:layer="layout" draw:type="curve" svg:x1="12.225cm" svg:y1="23.416cm" svg:x2="15.877cm" svg:y2="18.732cm" draw:start-shape="id55" draw:start-glue-point="4" draw:end-shape="id47" draw:end-glue-point="3" svg:d="M12225 23416c0-3123 1217-4684 3652-4684" svg:viewBox="0 0 3653 4685">
          <text:p/>
        </draw:connector>
        <draw:connector draw:style-name="gr10" draw:text-style-name="P7" draw:layer="layout" draw:type="curve" svg:x1="14.125cm" svg:y1="23.416cm" svg:x2="15.877cm" svg:y2="21.132cm" draw:start-shape="id56" draw:start-glue-point="4" draw:end-shape="id49" draw:end-glue-point="3" svg:d="M14125 23416c0-1523 584-2284 1752-2284" svg:viewBox="0 0 1753 2285">
          <text:p/>
        </draw:connector>
      </draw:page>
      <draw:page draw:name="page7" draw:style-name="dp1" draw:master-page-name="Default">
        <draw:custom-shape draw:style-name="gr28" draw:text-style-name="P8" draw:layer="layout" svg:width="26.924cm" svg:height="36.997cm" svg:x="-0.905cm" svg:y="3.1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46cm" svg:height="1.945cm" svg:x="0.914cm" svg:y="5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1.014cm" svg:height="1.307cm" svg:x="1.475cm" svg:y="4.428cm">
          <draw:text-box draw:corner-radius="0.018cm">
            <text:p text:style-name="P3"><text:span text:style-name="T1">m</text:span></text:p>
          </draw:text-box>
        </draw:frame>
        <draw:custom-shape draw:style-name="gr7" draw:text-style-name="P5" xml:id="id57" draw:id="id57" draw:layer="layout" svg:width="0.635cm" svg:height="0.635cm" svg:x="1.579cm" svg:y="6.2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58" draw:id="id58">
          <draw:custom-shape draw:style-name="gr8" draw:text-style-name="P6" draw:layer="layout" svg:width="1.905cm" svg:height="1.905cm" svg:x="5.5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7.4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9.3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1.2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3.1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5.56cm" svg:y="5.5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7" draw:layer="layout" draw:type="curve" svg:x1="2.214cm" svg:y1="6.524cm" svg:x2="5.56cm" svg:y2="6.479cm" draw:start-shape="id57" draw:start-glue-point="10" draw:end-shape="id58" draw:end-glue-point="3" svg:d="M2214 6524c2490 0 817-45 3346-45" svg:viewBox="0 0 3347 46">
          <text:p/>
        </draw:connector>
        <draw:custom-shape draw:style-name="gr25" draw:text-style-name="P11" draw:layer="layout" svg:width="4.826cm" svg:height="21.646cm" draw:transform="skewX (-0.00488692190558412) translate (-0.597cm 3.484cm)">
          <text:p text:style-name="P10"><text:span text:style-name="T5">glob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1" draw:layer="layout" svg:width="20.967cm" svg:height="36.251cm" svg:x="4.798cm" svg:y="3.484cm">
          <text:p text:style-name="P10"><text:span text:style-name="T5">he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60" draw:id="id60">
          <draw:custom-shape draw:style-name="gr8" draw:text-style-name="P6" draw:layer="layout" svg:width="1.905cm" svg:height="1.905cm" svg:x="15.8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1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10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5" xml:id="id59" draw:id="id59" draw:layer="layout" svg:width="0.635cm" svg:height="0.635cm" svg:x="6.2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61" draw:id="id61" draw:layer="layout" svg:width="0.635cm" svg:height="0.635cm" svg:x="8.1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63" draw:id="id63" draw:layer="layout" svg:width="0.635cm" svg:height="0.635cm" svg:x="10.0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65" draw:id="id65" draw:layer="layout" svg:width="0.635cm" svg:height="0.635cm" svg:x="11.9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67" draw:id="id67" draw:layer="layout" svg:width="0.635cm" svg:height="0.635cm" svg:x="13.807cm" svg:y="6.1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curve" svg:x1="6.525cm" svg:y1="6.751cm" svg:x2="15.877cm" svg:y2="11.132cm" draw:start-shape="id59" draw:start-glue-point="8" draw:end-shape="id60" draw:end-glue-point="3" svg:d="M6525 6751c0 2921 3117 4381 9352 4381" svg:viewBox="0 0 9353 4382">
          <text:p/>
        </draw:connector>
        <draw:connector draw:style-name="gr10" draw:text-style-name="P7" draw:layer="layout" draw:type="curve" svg:x1="8.425cm" svg:y1="6.751cm" svg:x2="15.877cm" svg:y2="13.632cm" draw:start-shape="id61" draw:start-glue-point="8" draw:end-shape="id62" draw:end-glue-point="3" svg:d="M8425 6751c0 4588 2484 6881 7452 6881" svg:viewBox="0 0 7453 6882">
          <text:p/>
        </draw:connector>
        <draw:connector draw:style-name="gr10" draw:text-style-name="P7" draw:layer="layout" draw:type="curve" svg:x1="10.325cm" svg:y1="6.751cm" svg:x2="15.877cm" svg:y2="16.132cm" draw:start-shape="id63" draw:start-glue-point="8" draw:end-shape="id64" draw:end-glue-point="3" svg:d="M10325 6751c0 6254 1850 9381 5552 9381" svg:viewBox="0 0 5553 9382">
          <text:p/>
        </draw:connector>
        <draw:connector draw:style-name="gr10" draw:text-style-name="P7" draw:layer="layout" draw:type="curve" svg:x1="12.225cm" svg:y1="6.751cm" svg:x2="15.877cm" svg:y2="18.732cm" draw:start-shape="id65" draw:start-glue-point="8" draw:end-shape="id66" draw:end-glue-point="3" svg:d="M12225 6751c0 7988 1217 11981 3652 11981" svg:viewBox="0 0 3653 11982">
          <text:p/>
        </draw:connector>
        <draw:connector draw:style-name="gr10" draw:text-style-name="P7" draw:layer="layout" draw:type="curve" svg:x1="14.125cm" svg:y1="6.751cm" svg:x2="15.877cm" svg:y2="21.132cm" draw:start-shape="id67" draw:start-glue-point="8" draw:end-shape="id68" draw:end-glue-point="3" svg:d="M14125 6751c0 9588 584 14381 1752 14381" svg:viewBox="0 0 1753 14382">
          <text:p/>
        </draw:connector>
        <draw:g xml:id="id62" draw:id="id62">
          <draw:custom-shape draw:style-name="gr8" draw:text-style-name="P6" draw:layer="layout" svg:width="1.905cm" svg:height="1.905cm" svg:x="15.8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12.6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12.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4" draw:id="id64">
          <draw:custom-shape draw:style-name="gr8" draw:text-style-name="P6" draw:layer="layout" svg:width="1.905cm" svg:height="1.905cm" svg:x="15.8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15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15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6" draw:id="id66">
          <draw:custom-shape draw:style-name="gr8" draw:text-style-name="P6" draw:layer="layout" svg:width="1.905cm" svg:height="1.905cm" svg:x="15.8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17.7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17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8" draw:id="id68">
          <draw:custom-shape draw:style-name="gr8" draw:text-style-name="P6" draw:layer="layout" svg:width="1.905cm" svg:height="1.905cm" svg:x="15.8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7cm" svg:y="20.18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7cm" svg:y="20.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" draw:layer="layout" svg:width="1.946cm" svg:height="1.945cm" svg:x="0.914cm" svg:y="22.8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2" draw:layer="layout" svg:width="3.457cm" svg:height="1.28cm" svg:x="0.275cm" svg:y="21.628cm">
          <draw:text-box draw:corner-radius="0.018cm">
            <text:p text:style-name="P3"><text:span text:style-name="T1">m_deep</text:span></text:p>
          </draw:text-box>
        </draw:frame>
        <draw:custom-shape draw:style-name="gr7" draw:text-style-name="P5" xml:id="id69" draw:id="id69" draw:layer="layout" svg:width="0.635cm" svg:height="0.635cm" svg:x="1.579cm" svg:y="23.4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curve" svg:x1="2.214cm" svg:y1="23.724cm" svg:x2="5.559cm" svg:y2="23.678cm" draw:start-shape="id69" draw:start-glue-point="10" draw:end-shape="id70" draw:end-glue-point="3" svg:d="M2214 23724c2490 0 818-46 3345-46" svg:viewBox="0 0 3346 47">
          <text:p/>
        </draw:connector>
        <draw:g xml:id="id70" draw:id="id70">
          <draw:custom-shape draw:style-name="gr8" draw:text-style-name="P6" draw:layer="layout" svg:width="1.905cm" svg:height="1.905cm" svg:x="5.559cm" svg:y="22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7.459cm" svg:y="22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9.359cm" svg:y="22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1.259cm" svg:y="22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3.159cm" svg:y="22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5.559cm" svg:y="22.7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2" draw:id="id72">
          <draw:custom-shape draw:style-name="gr8" draw:text-style-name="P6" draw:layer="layout" svg:width="1.905cm" svg:height="1.905cm" svg:x="15.876cm" svg:y="2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6cm" svg:y="2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6cm" svg:y="2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6cm" svg:y="2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6cm" svg:y="2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6cm" svg:y="27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5" xml:id="id71" draw:id="id71" draw:layer="layout" svg:width="0.635cm" svg:height="0.635cm" svg:x="6.206cm" svg:y="23.3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73" draw:id="id73" draw:layer="layout" svg:width="0.635cm" svg:height="0.635cm" svg:x="8.106cm" svg:y="23.3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75" draw:id="id75" draw:layer="layout" svg:width="0.635cm" svg:height="0.635cm" svg:x="10.006cm" svg:y="23.3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77" draw:id="id77" draw:layer="layout" svg:width="0.635cm" svg:height="0.635cm" svg:x="11.906cm" svg:y="23.3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5" xml:id="id79" draw:id="id79" draw:layer="layout" svg:width="0.635cm" svg:height="0.635cm" svg:x="13.806cm" svg:y="23.3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curve" svg:x1="6.524cm" svg:y1="23.95cm" svg:x2="15.876cm" svg:y2="28.331cm" draw:start-shape="id71" draw:start-glue-point="8" draw:end-shape="id72" draw:end-glue-point="3" svg:d="M6524 23950c0 2921 3117 4381 9352 4381" svg:viewBox="0 0 9353 4382">
          <text:p/>
        </draw:connector>
        <draw:connector draw:style-name="gr10" draw:text-style-name="P7" draw:layer="layout" draw:type="curve" svg:x1="8.424cm" svg:y1="23.95cm" svg:x2="15.876cm" svg:y2="30.831cm" draw:start-shape="id73" draw:start-glue-point="8" draw:end-shape="id74" draw:end-glue-point="3" svg:d="M8424 23950c0 4588 2484 6881 7452 6881" svg:viewBox="0 0 7453 6882">
          <text:p/>
        </draw:connector>
        <draw:connector draw:style-name="gr10" draw:text-style-name="P7" draw:layer="layout" draw:type="curve" svg:x1="10.324cm" svg:y1="23.95cm" svg:x2="15.876cm" svg:y2="33.331cm" draw:start-shape="id75" draw:start-glue-point="8" draw:end-shape="id76" draw:end-glue-point="3" svg:d="M10324 23950c0 6254 1850 9381 5552 9381" svg:viewBox="0 0 5553 9382">
          <text:p/>
        </draw:connector>
        <draw:connector draw:style-name="gr10" draw:text-style-name="P7" draw:layer="layout" draw:type="curve" svg:x1="12.224cm" svg:y1="23.95cm" svg:x2="15.876cm" svg:y2="35.931cm" draw:start-shape="id77" draw:start-glue-point="8" draw:end-shape="id78" draw:end-glue-point="3" svg:d="M12224 23950c0 7988 1217 11981 3652 11981" svg:viewBox="0 0 3653 11982">
          <text:p/>
        </draw:connector>
        <draw:connector draw:style-name="gr10" draw:text-style-name="P7" draw:layer="layout" draw:type="curve" svg:x1="14.124cm" svg:y1="23.95cm" svg:x2="15.876cm" svg:y2="38.331cm" draw:start-shape="id79" draw:start-glue-point="8" draw:end-shape="id80" draw:end-glue-point="3" svg:d="M14124 23950c0 9588 584 14381 1752 14381" svg:viewBox="0 0 1753 14382">
          <text:p/>
        </draw:connector>
        <draw:g xml:id="id74" draw:id="id74">
          <draw:custom-shape draw:style-name="gr8" draw:text-style-name="P6" draw:layer="layout" svg:width="1.905cm" svg:height="1.905cm" svg:x="15.876cm" svg:y="29.8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6cm" svg:y="29.8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6cm" svg:y="29.8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6cm" svg:y="29.8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6cm" svg:y="29.8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6cm" svg:y="29.8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6" draw:id="id76">
          <draw:custom-shape draw:style-name="gr8" draw:text-style-name="P6" draw:layer="layout" svg:width="1.905cm" svg:height="1.905cm" svg:x="15.876cm" svg:y="32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6cm" svg:y="32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6cm" svg:y="32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6cm" svg:y="32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6cm" svg:y="32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6cm" svg:y="32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78" draw:id="id78">
          <draw:custom-shape draw:style-name="gr8" draw:text-style-name="P6" draw:layer="layout" svg:width="1.905cm" svg:height="1.905cm" svg:x="15.876cm" svg:y="34.9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6cm" svg:y="34.9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6cm" svg:y="34.9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6cm" svg:y="34.9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6cm" svg:y="34.9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6cm" svg:y="34.9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80" draw:id="id80">
          <draw:custom-shape draw:style-name="gr8" draw:text-style-name="P6" draw:layer="layout" svg:width="1.905cm" svg:height="1.905cm" svg:x="15.876cm" svg:y="3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7.776cm" svg:y="3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19.676cm" svg:y="3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1.576cm" svg:y="3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23.476cm" svg:y="37.379cm">
            <text:p text:style-name="P3"><text:span text:style-name="T2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7" draw:layer="layout" svg:width="9.525cm" svg:height="1.905cm" svg:x="15.876cm" svg:y="37.3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Default">
        <draw:custom-shape draw:style-name="gr17" draw:text-style-name="P8" draw:layer="layout" svg:width="9.636cm" svg:height="10.271cm" svg:x="0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946cm" svg:height="1.945cm" svg:x="3.814cm" svg:y="14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" draw:layer="layout" svg:width="7.364cm" svg:height="1.28cm" svg:x="1.115cm" svg:y="13.409cm">
          <draw:text-box draw:corner-radius="0.018cm">
            <text:p><text:span text:style-name="T1">lis</text:span><text:span text:style-name="T1">t_w</text:span><text:span text:style-name="T1">ith</text:span><text:span text:style-name="T1">_cy</text:span><text:span text:style-name="T1">cle</text:span></text:p>
          </draw:text-box>
        </draw:frame>
        <draw:custom-shape draw:style-name="gr7" draw:text-style-name="P5" xml:id="id81" draw:id="id81" draw:layer="layout" svg:width="0.635cm" svg:height="0.635cm" svg:x="4.479cm" svg:y="15.1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g xml:id="id82" draw:id="id82">
          <draw:custom-shape draw:style-name="gr8" draw:text-style-name="P6" draw:layer="layout" svg:width="1.905cm" svg:height="1.905cm" svg:x="1.205cm" svg:y="19.577cm">
            <text:p text:style-name="P3"><text:span text:style-name="T2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3.105cm" svg:y="19.577cm">
            <text:p text:style-name="P3"><text:span text:style-name="T2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5.005cm" svg:y="19.577cm">
            <text:p text:style-name="P3"><text:span text:style-name="T2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.905cm" svg:height="1.905cm" svg:x="6.905cm" svg:y="19.577cm">
            <text:p text:style-name="P3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7.62cm" svg:height="1.905cm" svg:x="1.205cm" svg:y="19.5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10" draw:text-style-name="P7" draw:layer="layout" draw:type="curve" svg:x1="4.797cm" svg:y1="15.822cm" svg:x2="1.205cm" svg:y2="20.529cm" draw:start-shape="id81" draw:start-glue-point="8" draw:end-shape="id82" draw:end-glue-point="3" svg:d="M4797 15822c0 2797-2060 2330-3155 2808s-1226 1899-437 1899" svg:viewBox="0 0 4097 4708">
          <text:p/>
        </draw:connector>
        <draw:custom-shape draw:style-name="gr15" draw:text-style-name="P11" draw:layer="layout" svg:width="9.017cm" svg:height="4.572cm" svg:x="0.365cm" svg:y="12.465cm">
          <text:p text:style-name="P10"><text:span text:style-name="T5">glo</text:span><text:span text:style-name="T5">bal</text:span><text:span text:style-name="T5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draw:layer="layout" svg:width="9.017cm" svg:height="5.553cm" svg:x="0.365cm" svg:y="17.545cm">
          <text:p text:style-name="P10"><text:span text:style-name="T5">he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xml:id="id83" draw:id="id83" draw:layer="layout" svg:width="0.635cm" svg:height="0.635cm" svg:x="7.604cm" svg:y="20.17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0" draw:text-style-name="P7" draw:layer="layout" draw:type="curve" draw:line-skew="0.517cm" svg:x1="7.922cm" svg:y1="20.812cm" svg:x2="1.205cm" svg:y2="20.529cm" draw:start-shape="id83" draw:start-glue-point="8" draw:end-shape="id82" draw:end-glue-point="3" svg:d="M7922 20812c0 2568-3622 2141-5498 1428s-2008-1711-1219-1711" svg:viewBox="0 0 7174 2258">
          <text:p/>
        </draw:connector>
      </draw:page>
      <draw:page draw:name="page9" draw:style-name="dp1" draw:master-page-name="Default">
        <draw:frame draw:style-name="gr33" draw:text-style-name="P9" draw:layer="layout" svg:width="7.525cm" svg:height="3.535cm" svg:x="1.083cm" svg:y="19.768cm">
          <draw:text-box>
            <text:p><text:span text:style-name="T3">Function: </text:span><text:span text:style-name="T4">scale</text:span></text:p>
            <text:p><text:span text:style-name="T4"/></text:p>
            <text:p><text:span text:style-name="T3">Parameters:</text:span></text:p>
            <text:list text:style-name="L1">
              <text:list-item>
                <text:p><text:span text:style-name="T4">nums</text:span><text:span text:style-name="T3">: </text:span></text:p>
              </text:list-item>
            </text:list>
          </draw:text-box>
        </draw:frame>
        <draw:frame draw:style-name="gr33" draw:text-style-name="P9" draw:layer="layout" svg:width="7.525cm" svg:height="3.535cm" svg:x="1.083cm" svg:y="16.233cm">
          <draw:text-box>
            <text:p><text:span text:style-name="T3">Function: </text:span><text:span text:style-name="T4">get_stdev</text:span></text:p>
            <text:p><text:span text:style-name="T4"/></text:p>
            <text:p><text:span text:style-name="T3">Parameters:</text:span></text:p>
            <text:list text:style-name="L1">
              <text:list-item>
                <text:p><text:span text:style-name="T4">nums</text:span><text:span text:style-name="T3">: </text:span></text:p>
              </text:list-item>
            </text:list>
          </draw:text-box>
        </draw:frame>
        <draw:frame draw:style-name="gr33" draw:text-style-name="P9" draw:layer="layout" svg:width="7.525cm" svg:height="3.535cm" svg:x="1.083cm" svg:y="12.704cm">
          <draw:text-box>
            <text:p><text:span text:style-name="T3">Function: </text:span><text:span text:style-name="T4">get_mean</text:span></text:p>
            <text:p><text:span text:style-name="T4"/></text:p>
            <text:p><text:span text:style-name="T3">Parameters:</text:span></text:p>
            <text:list text:style-name="L1">
              <text:list-item>
                <text:p><text:span text:style-name="T4">nums</text:span><text:span text:style-name="T3">: </text:span></text:p>
              </text:list-item>
            </text:list>
          </draw:text-box>
        </draw:frame>
        <draw:custom-shape draw:style-name="gr13" draw:text-style-name="P1" draw:layer="layout" svg:width="0.803cm" svg:height="0.802cm" svg:x="3.655cm" svg:y="15.2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84" draw:id="id84" draw:layer="layout" svg:width="0.381cm" svg:height="0.381cm" svg:x="3.866cm" svg:y="15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03cm" svg:height="0.802cm" svg:x="3.655cm" svg:y="18.63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86" draw:id="id86" draw:layer="layout" svg:width="0.381cm" svg:height="0.381cm" svg:x="3.866cm" svg:y="1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803cm" svg:height="0.802cm" svg:x="3.628cm" svg:y="22.1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87" draw:id="id87" draw:layer="layout" svg:width="0.381cm" svg:height="0.381cm" svg:x="3.839cm" svg:y="22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5" draw:id="id85">
          <draw:custom-shape draw:style-name="gr8" draw:text-style-name="P6" draw:layer="layout" svg:width="1.905cm" svg:height="1.905cm" svg:x="9.878cm" svg:y="16.901cm">
            <text:p text:style-name="P3"><text:span text:style-name="T2">1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1.778cm" svg:y="16.901cm">
            <text:p text:style-name="P3"><text:span text:style-name="T2">2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3.678cm" svg:y="16.901cm">
            <text:p text:style-name="P3"><text:span text:style-name="T2">30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.905cm" svg:height="1.905cm" svg:x="15.578cm" svg:y="16.901cm">
            <text:p text:style-name="P3"><text:span text:style-name="T2">4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7.62cm" svg:height="1.905cm" svg:x="9.878cm" svg:y="16.901cm">
            <text:p/>
            <draw:enhanced-geometry svg:viewBox="0 0 21600 21600" draw:type="rectangle" draw:enhanced-path="M 0 0 L 21600 0 21600 21600 0 21600 0 0 Z N"/>
          </draw:custom-shape>
        </draw:g>
        <draw:connector draw:style-name="gr10" draw:text-style-name="P7" draw:layer="layout" draw:type="curve" draw:line-skew="0.549cm" svg:x1="4.247cm" svg:y1="15.612cm" svg:x2="9.878cm" svg:y2="17.853cm" draw:start-shape="id84" draw:start-glue-point="10" draw:end-shape="id85" draw:end-glue-point="3" svg:d="M4247 15612c5028 0 2213 2241 5631 2241" svg:viewBox="0 0 5632 2242">
          <text:p/>
        </draw:connector>
        <draw:connector draw:style-name="gr10" draw:text-style-name="P7" draw:layer="layout" draw:type="curve" svg:x1="4.247cm" svg:y1="19.041cm" svg:x2="9.878cm" svg:y2="17.853cm" draw:start-shape="id86" draw:start-glue-point="10" draw:end-shape="id85" svg:d="M4247 19041c4204 0 1389-1188 5631-1188" svg:viewBox="0 0 5632 1189">
          <text:p/>
        </draw:connector>
        <draw:connector draw:style-name="gr10" draw:text-style-name="P7" draw:layer="layout" draw:type="curve" svg:x1="4.22cm" svg:y1="22.51cm" svg:x2="9.878cm" svg:y2="17.853cm" draw:start-shape="id87" draw:start-glue-point="10" draw:end-shape="id85" draw:end-glue-point="3" svg:d="M4220 22510c4225 0 1397-4657 5658-4657" svg:viewBox="0 0 5659 4658">
          <text:p/>
        </draw:connector>
        <draw:custom-shape draw:style-name="gr4" draw:text-style-name="P1" draw:layer="layout" svg:width="1.946cm" svg:height="1.945cm" svg:x="9.934cm" svg:y="13.62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346cm" svg:height="1.307cm" svg:x="9.735cm" svg:y="12.44cm">
          <draw:text-box draw:corner-radius="0.018cm">
            <text:p><text:span text:style-name="T1">nums</text:span></text:p>
          </draw:text-box>
        </draw:frame>
        <draw:custom-shape draw:style-name="gr7" draw:text-style-name="P5" xml:id="id88" draw:id="id88" draw:layer="layout" svg:width="0.635cm" svg:height="0.635cm" svg:x="10.599cm" svg:y="14.2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curve" svg:x1="10.917cm" svg:y1="14.853cm" svg:x2="13.688cm" svg:y2="16.901cm" draw:start-shape="id88" draw:start-glue-point="8" draw:end-shape="id85" draw:end-glue-point="0" svg:d="M10917 14853c0 1516 2771 493 2771 2048" svg:viewBox="0 0 2772 2049">
          <text:p/>
        </draw:connector>
      </draw:page>
      <draw:page draw:name="page10" draw:style-name="dp1" draw:master-page-name="Default">
        <draw:custom-shape draw:style-name="gr34" draw:text-style-name="P13" draw:layer="layout" svg:width="3.937cm" svg:height="3.556cm" svg:x="2.651cm" svg:y="3.16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3.937cm" svg:height="3.556cm" svg:x="7.396cm" svg:y="3.16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1.016cm" svg:height="3.556cm" svg:x="12.041cm" svg:y="3.1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2.651cm" svg:y="7.1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7.396cm" svg:y="7.1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016cm" svg:height="0.953cm" svg:x="12.041cm" svg:y="7.1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2.651cm" svg:y="1.76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7.396cm" svg:y="1.76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016cm" svg:height="0.953cm" svg:x="12.041cm" svg:y="1.76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762cm" svg:height="0.762cm" svg:x="5.445cm" svg:y="2.527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762cm" svg:height="0.762cm" svg:x="7.99cm" svg:y="6.591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3.937cm" svg:height="3.556cm" svg:x="2.605cm" svg:y="11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3.937cm" svg:height="3.556cm" svg:x="7.35cm" svg:y="11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1.016cm" svg:height="3.556cm" svg:x="11.995cm" svg:y="11.4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2.605cm" svg:y="15.4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7.35cm" svg:y="15.4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016cm" svg:height="0.953cm" svg:x="11.995cm" svg:y="15.4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2.605cm" svg:y="10.0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7.35cm" svg:y="10.0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016cm" svg:height="0.953cm" svg:x="11.995cm" svg:y="10.01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0.762cm" svg:height="0.762cm" svg:x="5.399cm" svg:y="10.779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762cm" svg:height="0.762cm" svg:x="7.944cm" svg:y="14.84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7" draw:layer="layout" svg:x1="6.921cm" svg:y1="11.287cm" svg:x2="6.921cm" svg:y2="15.224cm">
          <text:p/>
        </draw:line>
        <draw:line draw:style-name="gr39" draw:text-style-name="P7" draw:layer="layout" svg:x1="6.181cm" svg:y1="11.16cm" svg:x2="7.197cm" svg:y2="11.16cm">
          <text:p/>
        </draw:line>
        <draw:line draw:style-name="gr39" draw:text-style-name="P7" draw:layer="layout" svg:x1="6.969cm" svg:y1="15.224cm" svg:x2="7.985cm" svg:y2="15.224cm">
          <text:p/>
        </draw:line>
        <draw:custom-shape draw:style-name="gr34" draw:text-style-name="P13" draw:layer="layout" svg:width="3.937cm" svg:height="3.556cm" svg:x="14.216cm" svg:y="3.15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3.937cm" svg:height="3.556cm" svg:x="18.961cm" svg:y="3.15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1.016cm" svg:height="3.556cm" svg:x="23.606cm" svg:y="3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14.216cm" svg:y="7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18.961cm" svg:y="7.1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016cm" svg:height="0.953cm" svg:x="23.606cm" svg:y="7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14.216cm" svg:y="1.7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18.961cm" svg:y="1.75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016cm" svg:height="0.953cm" svg:x="23.606cm" svg:y="1.759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15.74cm" svg:y1="2.905cm" svg:x2="16.883cm" svg:y2="2.905cm">
          <text:p/>
        </draw:line>
        <draw:line draw:style-name="gr40" draw:text-style-name="P7" draw:layer="layout" svg:x1="20.458cm" svg:y1="2.905cm" svg:x2="21.601cm" svg:y2="2.905cm">
          <text:p/>
        </draw:line>
        <draw:line draw:style-name="gr40" draw:text-style-name="P7" draw:layer="layout" svg:x1="21.474cm" svg:y1="6.969cm" svg:x2="20.331cm" svg:y2="6.969cm">
          <text:p/>
        </draw:line>
        <draw:line draw:style-name="gr40" draw:text-style-name="P7" draw:layer="layout" svg:x1="16.756cm" svg:y1="6.969cm" svg:x2="15.613cm" svg:y2="6.969cm">
          <text:p/>
        </draw:line>
        <draw:line draw:style-name="gr40" draw:text-style-name="P7" draw:layer="layout" svg:x1="18.381cm" svg:y1="4.238cm" svg:x2="18.381cm" svg:y2="5.381cm">
          <text:p/>
        </draw:line>
        <draw:line draw:style-name="gr40" draw:text-style-name="P7" draw:layer="layout" svg:x1="18.699cm" svg:y1="5.318cm" svg:x2="18.699cm" svg:y2="4.175cm">
          <text:p/>
        </draw:line>
        <draw:line draw:style-name="gr40" draw:text-style-name="P7" draw:layer="layout" svg:x1="23.087cm" svg:y1="4.238cm" svg:x2="23.087cm" svg:y2="5.381cm">
          <text:p/>
        </draw:line>
        <draw:line draw:style-name="gr40" draw:text-style-name="P7" draw:layer="layout" svg:x1="23.405cm" svg:y1="5.318cm" svg:x2="23.405cm" svg:y2="4.175cm">
          <text:p/>
        </draw:line>
        <draw:custom-shape draw:style-name="gr38" draw:text-style-name="P3" draw:layer="layout" svg:width="0.762cm" svg:height="0.762cm" svg:x="17.01cm" svg:y="2.524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762cm" svg:height="0.762cm" svg:x="19.555cm" svg:y="6.588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3.937cm" svg:height="3.556cm" svg:x="14.216cm" svg:y="11.41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3.937cm" svg:height="3.556cm" svg:x="18.961cm" svg:y="11.4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1.016cm" svg:height="3.556cm" svg:x="23.606cm" svg:y="11.4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14.216cm" svg:y="15.4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18.961cm" svg:y="15.4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016cm" svg:height="0.953cm" svg:x="23.606cm" svg:y="15.4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14.216cm" svg:y="10.01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3" draw:layer="layout" svg:width="3.937cm" svg:height="0.953cm" svg:x="18.961cm" svg:y="10.01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1.016cm" svg:height="0.953cm" svg:x="23.606cm" svg:y="10.014cm">
          <text:p/>
          <draw:enhanced-geometry svg:viewBox="0 0 21600 21600" draw:type="rectangle" draw:enhanced-path="M 0 0 L 21600 0 21600 21600 0 21600 0 0 Z N"/>
        </draw:custom-shape>
        <draw:line draw:style-name="gr40" draw:text-style-name="P7" draw:layer="layout" svg:x1="15.74cm" svg:y1="11.16cm" svg:x2="16.883cm" svg:y2="11.16cm">
          <text:p/>
        </draw:line>
        <draw:line draw:style-name="gr40" draw:text-style-name="P7" draw:layer="layout" svg:x1="20.358cm" svg:y1="11.16cm" svg:x2="21.501cm" svg:y2="11.16cm">
          <text:p/>
        </draw:line>
        <draw:line draw:style-name="gr40" draw:text-style-name="P7" draw:layer="layout" svg:x1="16.756cm" svg:y1="15.224cm" svg:x2="15.613cm" svg:y2="15.224cm">
          <text:p/>
        </draw:line>
        <draw:line draw:style-name="gr40" draw:text-style-name="P7" draw:layer="layout" svg:x1="18.381cm" svg:y1="12.493cm" svg:x2="18.381cm" svg:y2="13.636cm">
          <text:p/>
        </draw:line>
        <draw:line draw:style-name="gr40" draw:text-style-name="P7" draw:layer="layout" svg:x1="18.699cm" svg:y1="13.573cm" svg:x2="18.699cm" svg:y2="12.43cm">
          <text:p/>
        </draw:line>
        <draw:line draw:style-name="gr40" draw:text-style-name="P7" draw:layer="layout" svg:x1="23.087cm" svg:y1="12.493cm" svg:x2="23.087cm" svg:y2="13.636cm">
          <text:p/>
        </draw:line>
        <draw:line draw:style-name="gr40" draw:text-style-name="P7" draw:layer="layout" svg:x1="23.405cm" svg:y1="13.573cm" svg:x2="23.405cm" svg:y2="12.43cm">
          <text:p/>
        </draw:line>
        <draw:custom-shape draw:style-name="gr38" draw:text-style-name="P3" draw:layer="layout" svg:width="0.762cm" svg:height="0.762cm" svg:x="17.01cm" svg:y="10.779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0.762cm" svg:height="0.762cm" svg:x="19.355cm" svg:y="14.843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7" draw:layer="layout" svg:x1="17.764cm" svg:y1="11.16cm" svg:x2="23.225cm" svg:y2="11.16cm">
          <text:p/>
        </draw:line>
        <draw:line draw:style-name="gr39" draw:text-style-name="P7" draw:layer="layout" svg:x1="23.225cm" svg:y1="11.16cm" svg:x2="23.225cm" svg:y2="15.224cm">
          <text:p/>
        </draw:line>
        <draw:line draw:style-name="gr39" draw:text-style-name="P7" draw:layer="layout" svg:x1="23.225cm" svg:y1="15.224cm" svg:x2="20.177cm" svg:y2="15.224cm">
          <text:p/>
        </draw:line>
      </draw:page>
      <draw:page draw:name="page11" draw:style-name="dp1" draw:master-page-name="Default">
        <draw:custom-shape draw:style-name="gr41" draw:text-style-name="P14" xml:id="id90" draw:id="id90" draw:layer="layout" svg:width="4.826cm" svg:height="1.905cm" svg:x="9.414cm" svg:y="7.243cm">
          <text:p text:style-name="P3"><text:span text:style-name="T5">DivvyStation</text:span></text:p>
          <text:p text:style-name="P3"><text:span text:style-name="T5">2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15" xml:id="id89" draw:id="id89" draw:layer="layout" svg:width="4.826cm" svg:height="1.905cm" svg:x="0.177cm" svg:y="6.207cm">
          <text:p text:style-name="P3"><text:span text:style-name="T5">DivvyTrip</text:span></text:p>
          <text:p text:style-name="P3"><text:span text:style-name="T5">543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15" xml:id="id93" draw:id="id93" draw:layer="layout" svg:width="4.826cm" svg:height="1.905cm" svg:x="0.176cm" svg:y="8.709cm">
          <text:p text:style-name="P3"><text:span text:style-name="T5">DivvyTrip</text:span></text:p>
          <text:p text:style-name="P3"><text:span text:style-name="T5">466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15" xml:id="id92" draw:id="id92" draw:layer="layout" svg:width="4.826cm" svg:height="1.905cm" svg:x="0.176cm" svg:y="11.409cm">
          <text:p text:style-name="P3"><text:span text:style-name="T5">DivvyTrip</text:span></text:p>
          <text:p text:style-name="P3"><text:span text:style-name="T5">1123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15" xml:id="id95" draw:id="id95" draw:layer="layout" svg:width="4.826cm" svg:height="1.905cm" svg:x="0.176cm" svg:y="13.909cm">
          <text:p text:style-name="P3"><text:span text:style-name="T5">DivvyTrip</text:span></text:p>
          <text:p text:style-name="P3"><text:span text:style-name="T5">464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15" xml:id="id96" draw:id="id96" draw:layer="layout" svg:width="4.826cm" svg:height="1.905cm" svg:x="0.176cm" svg:y="16.609cm">
          <text:p text:style-name="P3"><text:span text:style-name="T5">DivvyTrip</text:span></text:p>
          <text:p text:style-name="P3"><text:span text:style-name="T5">1380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14" xml:id="id91" draw:id="id91" draw:layer="layout" svg:width="4.826cm" svg:height="1.905cm" svg:x="9.413cm" svg:y="11.412cm">
          <text:p text:style-name="P3"><text:span text:style-name="T5">DivvyStation</text:span></text:p>
          <text:p text:style-name="P3"><text:span text:style-name="T5">4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1" draw:text-style-name="P14" xml:id="id94" draw:id="id94" draw:layer="layout" svg:width="4.826cm" svg:height="1.905cm" svg:x="9.413cm" svg:y="15.578cm">
          <text:p text:style-name="P3"><text:span text:style-name="T5">DivvyStation</text:span></text:p>
          <text:p text:style-name="P3"><text:span text:style-name="T5">52</text:span></text:p>
          <draw:enhanced-geometry svg:viewBox="0 0 21600 21600" draw:mirror-horizontal="true" draw:type="rectangle" draw:enhanced-path="M 0 0 L 21600 0 21600 21600 0 21600 0 0 Z N"/>
        </draw:custom-shape>
        <draw:connector draw:style-name="gr43" draw:text-style-name="P7" draw:layer="layout" draw:type="line" svg:x1="5.003cm" svg:y1="7.159cm" svg:x2="9.414cm" svg:y2="8.195cm" draw:start-shape="id89" draw:start-glue-point="1" draw:end-shape="id90" draw:end-glue-point="3" svg:d="M5003 7159l4411 1036" svg:viewBox="0 0 4412 1037">
          <text:p/>
        </draw:connector>
        <draw:connector draw:style-name="gr44" draw:text-style-name="P7" draw:layer="layout" draw:type="line" svg:x1="5.003cm" svg:y1="7.159cm" svg:x2="9.413cm" svg:y2="12.364cm" draw:start-shape="id89" draw:start-glue-point="1" draw:end-shape="id91" draw:end-glue-point="3" svg:d="M5003 7159l4410 5205" svg:viewBox="0 0 4411 5206">
          <text:p/>
        </draw:connector>
        <draw:connector draw:style-name="gr43" draw:text-style-name="P7" draw:layer="layout" draw:type="line" svg:x1="5.002cm" svg:y1="12.385cm" svg:x2="9.382cm" svg:y2="8.239cm" svg:d="M5002 12385l4380-4146" svg:viewBox="0 0 4381 4147">
          <text:p/>
        </draw:connector>
        <draw:connector draw:style-name="gr44" draw:text-style-name="P7" draw:layer="layout" draw:type="line" svg:x1="5.002cm" svg:y1="12.361cm" svg:x2="9.413cm" svg:y2="12.364cm" draw:start-shape="id92" draw:start-glue-point="1" draw:end-shape="id91" draw:end-glue-point="3" svg:d="M5002 12361l4411 3" svg:viewBox="0 0 4412 4">
          <text:p/>
        </draw:connector>
        <draw:connector draw:style-name="gr44" draw:text-style-name="P7" draw:layer="layout" draw:type="line" svg:x1="5.002cm" svg:y1="9.661cm" svg:x2="9.413cm" svg:y2="16.53cm" draw:start-shape="id93" draw:start-glue-point="1" draw:end-shape="id94" draw:end-glue-point="3" svg:d="M5002 9661l4411 6869" svg:viewBox="0 0 4412 6870">
          <text:p/>
        </draw:connector>
        <draw:connector draw:style-name="gr43" draw:text-style-name="P7" draw:layer="layout" draw:type="line" svg:x1="5.002cm" svg:y1="9.661cm" svg:x2="9.413cm" svg:y2="12.364cm" draw:start-shape="id93" draw:start-glue-point="1" draw:end-shape="id91" draw:end-glue-point="3" svg:d="M5002 9661l4411 2703" svg:viewBox="0 0 4412 2704">
          <text:p/>
        </draw:connector>
        <draw:connector draw:style-name="gr43" draw:text-style-name="P7" draw:layer="layout" draw:type="line" svg:x1="5.002cm" svg:y1="14.861cm" svg:x2="9.413cm" svg:y2="16.53cm" draw:start-shape="id95" draw:start-glue-point="1" draw:end-shape="id94" draw:end-glue-point="3" svg:d="M5002 14861l4411 1669" svg:viewBox="0 0 4412 1670">
          <text:p/>
        </draw:connector>
        <draw:connector draw:style-name="gr44" draw:text-style-name="P7" draw:layer="layout" draw:type="line" svg:x1="5.015cm" svg:y1="15.213cm" svg:x2="9.426cm" svg:y2="16.882cm" svg:d="M5015 15213l4411 1669" svg:viewBox="0 0 4412 1670">
          <text:p/>
        </draw:connector>
        <draw:connector draw:style-name="gr43" draw:text-style-name="P7" draw:layer="layout" draw:type="line" svg:x1="5.002cm" svg:y1="17.561cm" svg:x2="9.413cm" svg:y2="12.364cm" draw:start-shape="id96" draw:end-shape="id91" draw:end-glue-point="3" svg:d="M5002 17561l4411-5197" svg:viewBox="0 0 4412 5198">
          <text:p/>
        </draw:connector>
        <draw:connector draw:style-name="gr44" draw:text-style-name="P7" draw:layer="layout" draw:type="line" svg:x1="5.002cm" svg:y1="17.561cm" svg:x2="9.414cm" svg:y2="8.195cm" draw:start-shape="id96" draw:start-glue-point="1" draw:end-shape="id90" svg:d="M5002 17561l4412-9366" svg:viewBox="0 0 4413 9367">
          <text:p/>
        </draw:connector>
        <draw:custom-shape draw:style-name="gr45" draw:text-style-name="P16" xml:id="id97" draw:id="id97" draw:layer="layout" svg:width="5.878cm" svg:height="1.905cm" svg:x="15.712cm" svg:y="7.244cm">
          <text:p text:style-name="P3"><text:span text:style-name="T5">Location</text:span></text:p>
          <text:p text:style-name="P3"><text:span text:style-name="T5">(41.897,-87.623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16" xml:id="id98" draw:id="id98" draw:layer="layout" svg:width="5.878cm" svg:height="1.905cm" svg:x="15.711cm" svg:y="11.413cm">
          <text:p text:style-name="P3"><text:span text:style-name="T5">Location</text:span></text:p>
          <text:p text:style-name="P3"><text:span text:style-name="T5">(41.884,-87.627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5" draw:text-style-name="P16" xml:id="id99" draw:id="id99" draw:layer="layout" svg:width="5.878cm" svg:height="1.905cm" svg:x="15.711cm" svg:y="15.579cm">
          <text:p text:style-name="P3"><text:span text:style-name="T5">Location</text:span></text:p>
          <text:p text:style-name="P3"><text:span text:style-name="T5">(41.886,-87.624)</text:span></text:p>
          <draw:enhanced-geometry svg:viewBox="0 0 21600 21600" draw:mirror-horizontal="true" draw:type="rectangle" draw:enhanced-path="M 0 0 L 21600 0 21600 21600 0 21600 0 0 Z N"/>
        </draw:custom-shape>
        <draw:connector draw:style-name="gr46" draw:text-style-name="P7" draw:layer="layout" draw:type="line" svg:x1="15.712cm" svg:y1="8.196cm" svg:x2="14.24cm" svg:y2="8.195cm" draw:start-shape="id97" draw:start-glue-point="3" draw:end-shape="id90" draw:end-glue-point="1" svg:d="M15712 8196l-1472-1" svg:viewBox="0 0 1473 2">
          <text:p/>
        </draw:connector>
        <draw:connector draw:style-name="gr46" draw:text-style-name="P7" draw:layer="layout" draw:type="line" svg:x1="15.711cm" svg:y1="12.365cm" svg:x2="14.239cm" svg:y2="12.364cm" draw:start-shape="id98" draw:start-glue-point="3" draw:end-shape="id91" draw:end-glue-point="1" svg:d="M15711 12365l-1472-1" svg:viewBox="0 0 1473 2">
          <text:p/>
        </draw:connector>
        <draw:connector draw:style-name="gr46" draw:text-style-name="P7" draw:layer="layout" draw:type="line" svg:x1="15.711cm" svg:y1="16.531cm" svg:x2="14.239cm" svg:y2="16.53cm" draw:start-shape="id99" draw:start-glue-point="3" draw:end-shape="id94" draw:end-glue-point="1" svg:d="M15711 16531l-1472-1" svg:viewBox="0 0 1473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 Modern LaTeX Typewriter1" svg:font-family="'CM Modern LaTeX Typewriter'" style:font-family-generic="modern" style:font-pitch="fixed"/>
    <style:font-face style:name="CM Modern LaTeX Typewriter" svg:font-family="'CM Modern LaTeX Typewriter'" style:font-family-generic="modern" style:font-pitch="variable"/>
    <style:font-face style:name="Liberation Sans1" svg:font-family="'Liberation Sans'" style:font-family-generic="modern" style:font-pitch="variable"/>
    <style:font-face style:name="CM Modern Bright Semibold" svg:font-family="'CM Modern Bright Semibol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8T19:46:32.914080685</meta:creation-date>
    <dc:date>2019-09-10T09:46:28.628778217</dc:date>
    <meta:editing-duration>P8DT6H9M46S</meta:editing-duration>
    <meta:editing-cycles>12</meta:editing-cycles>
    <meta:generator>LibreOffice/5.1.6.2$Linux_X86_64 LibreOffice_project/10m0$Build-2</meta:generator>
    <meta:document-statistic meta:object-count="518"/>
  </office:meta>
</office:document-meta>
</file>